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all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 office:value-type="string" calcext:value-type="string">
            <text:p>reverberated validation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275" calcext:value-type="percentage">
            <text:p>52.75%</text:p>
          </table:table-cell>
          <table:table-cell office:value-type="percentage" office:value="0.5425" calcext:value-type="percentage">
            <text:p>54.25%</text:p>
          </table:table-cell>
          <table:table-cell office:value-type="percentage" office:value="0.6492" calcext:value-type="percentage">
            <text:p>64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864" calcext:value-type="percentage">
            <text:p>68.64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475" calcext:value-type="percentage">
            <text:p>54.75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705966666667" calcext:value-type="percentage">
            <text:p>70.60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483" calcext:value-type="percentage">
            <text:p>54.83%</text:p>
          </table:table-cell>
          <table:table-cell office:value-type="percentage" office:value="0.595" calcext:value-type="percentage">
            <text:p>59.5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542" calcext:value-type="percentage">
            <text:p>85.42%</text:p>
          </table:table-cell>
          <table:table-cell office:value-type="percentage" office:value="0.710833333333" calcext:value-type="percentage">
            <text:p>71.08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867" calcext:value-type="percentage">
            <text:p>58.67%</text:p>
          </table:table-cell>
          <table:table-cell office:value-type="percentage" office:value="0.6292" calcext:value-type="percentage">
            <text:p>62.9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633" calcext:value-type="percentage">
            <text:p>86.33%</text:p>
          </table:table-cell>
          <table:table-cell office:value-type="percentage" office:value="0.73515" calcext:value-type="percentage">
            <text:p>73.52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858" calcext:value-type="percentage">
            <text:p>58.58%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739733333333" calcext:value-type="percentage">
            <text:p>73.97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025" calcext:value-type="percentage">
            <text:p>60.25%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492" calcext:value-type="percentage">
            <text:p>84.92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746683333333" calcext:value-type="percentage">
            <text:p>74.67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025" calcext:value-type="percentage">
            <text:p>60.25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755016666667" calcext:value-type="percentage">
            <text:p>75.50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1" calcext:value-type="percentage">
            <text:p>61.00%</text:p>
          </table:table-cell>
          <table:table-cell office:value-type="percentage" office:value="0.655" calcext:value-type="percentage">
            <text:p>65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542" calcext:value-type="percentage">
            <text:p>85.4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755" calcext:value-type="percentage">
            <text:p>75.50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158" calcext:value-type="percentage">
            <text:p>61.58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42" calcext:value-type="percentage">
            <text:p>80.42%</text:p>
          </table:table-cell>
          <table:table-cell office:value-type="percentage" office:value="0.8533" calcext:value-type="percentage">
            <text:p>85.33%</text:p>
          </table:table-cell>
          <table:table-cell office:value-type="percentage" office:value="0.8633" calcext:value-type="percentage">
            <text:p>86.33%</text:p>
          </table:table-cell>
          <table:table-cell office:value-type="percentage" office:value="0.755833333333" calcext:value-type="percentage">
            <text:p>75.58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367" calcext:value-type="percentage">
            <text:p>63.67%</text:p>
          </table:table-cell>
          <table:table-cell office:value-type="percentage" office:value="0.6767" calcext:value-type="percentage">
            <text:p>67.67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517" calcext:value-type="percentage">
            <text:p>85.17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76975" calcext:value-type="percentage">
            <text:p>76.98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4" calcext:value-type="percentage">
            <text:p>64.0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77265" calcext:value-type="percentage">
            <text:p>77.27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592" calcext:value-type="percentage">
            <text:p>65.9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780566666667" calcext:value-type="percentage">
            <text:p>78.06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375" calcext:value-type="percentage">
            <text:p>63.75%</text:p>
          </table:table-cell>
          <table:table-cell office:value-type="percentage" office:value="0.6817" calcext:value-type="percentage">
            <text:p>68.1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772366666667" calcext:value-type="percentage">
            <text:p>77.24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55" calcext:value-type="percentage">
            <text:p>65.50%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783633333333" calcext:value-type="percentage">
            <text:p>78.36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58" calcext:value-type="percentage">
            <text:p>67.58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775" calcext:value-type="percentage">
            <text:p>77.75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642" calcext:value-type="percentage">
            <text:p>86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788883333333" calcext:value-type="percentage">
            <text:p>78.89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25" calcext:value-type="percentage">
            <text:p>67.25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786683333333" calcext:value-type="percentage">
            <text:p>78.67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42" calcext:value-type="percentage">
            <text:p>67.42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717" calcext:value-type="percentage">
            <text:p>77.1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775" calcext:value-type="percentage">
            <text:p>87.75%</text:p>
          </table:table-cell>
          <table:table-cell office:value-type="percentage" office:value="0.78445" calcext:value-type="percentage">
            <text:p>78.45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92" calcext:value-type="percentage">
            <text:p>67.92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7872" calcext:value-type="percentage">
            <text:p>78.72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08" calcext:value-type="percentage">
            <text:p>68.08%</text:p>
          </table:table-cell>
          <table:table-cell office:value-type="percentage" office:value="0.7067" calcext:value-type="percentage">
            <text:p>70.67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790416666667" calcext:value-type="percentage">
            <text:p>79.04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25" calcext:value-type="percentage">
            <text:p>68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908" calcext:value-type="percentage">
            <text:p>89.08%</text:p>
          </table:table-cell>
          <table:table-cell office:value-type="percentage" office:value="0.79875" calcext:value-type="percentage">
            <text:p>79.88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75" calcext:value-type="percentage">
            <text:p>68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79555" calcext:value-type="percentage">
            <text:p>79.56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" calcext:value-type="percentage">
            <text:p>68.00%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793883333333" calcext:value-type="percentage">
            <text:p>79.39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75" calcext:value-type="percentage">
            <text:p>68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79721666666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25" calcext:value-type="percentage">
            <text:p>68.25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795016666667" calcext:value-type="percentage">
            <text:p>79.50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58" calcext:value-type="percentage">
            <text:p>86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795816666667" calcext:value-type="percentage">
            <text:p>79.58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42" calcext:value-type="percentage">
            <text:p>69.4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795716666667" calcext:value-type="percentage">
            <text:p>79.57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33" calcext:value-type="percentage">
            <text:p>69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79721666666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33" calcext:value-type="percentage">
            <text:p>70.3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2933333333" calcext:value-type="percentage">
            <text:p>80.29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5" calcext:value-type="percentage">
            <text:p>69.50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794866666667" calcext:value-type="percentage">
            <text:p>79.49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02366666667" calcext:value-type="percentage">
            <text:p>80.24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25" calcext:value-type="percentage">
            <text:p>70.2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5416666667" calcext:value-type="percentage">
            <text:p>80.54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" calcext:value-type="percentage">
            <text:p>71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04316666667" calcext:value-type="percentage">
            <text:p>80.43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25" calcext:value-type="percentage">
            <text:p>70.2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04583333333" calcext:value-type="percentage">
            <text:p>80.46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05016666667" calcext:value-type="percentage">
            <text:p>80.50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05283333333" calcext:value-type="percentage">
            <text:p>80.53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75" calcext:value-type="percentage">
            <text:p>87.75%</text:p>
          </table:table-cell>
          <table:table-cell office:value-type="percentage" office:value="0.80595" calcext:value-type="percentage">
            <text:p>80.60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0681666666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917" calcext:value-type="percentage">
            <text:p>69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1966666667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42" calcext:value-type="percentage">
            <text:p>70.42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07083333333" calcext:value-type="percentage">
            <text:p>80.71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3616666667" calcext:value-type="percentage">
            <text:p>80.36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925" calcext:value-type="percentage">
            <text:p>69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799183333333" calcext:value-type="percentage">
            <text:p>79.92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42" calcext:value-type="percentage">
            <text:p>69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0195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75" calcext:value-type="percentage">
            <text:p>69.75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39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04716666667" calcext:value-type="percentage">
            <text:p>80.47%</text:p>
          </table:table-cell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858" calcext:value-type="percentage">
            <text:p>68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798033333333" calcext:value-type="percentage">
            <text:p>79.80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05966666667" calcext:value-type="percentage">
            <text:p>80.60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75" calcext:value-type="percentage">
            <text:p>70.75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03883333333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0416666667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983" calcext:value-type="percentage">
            <text:p>69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03483333333" calcext:value-type="percentage">
            <text:p>80.35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681666666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735" calcext:value-type="percentage">
            <text:p>80.74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office:value-type="percentage" office:value="0.8123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office:value-type="percentage" office:value="0.812233333333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805" calcext:value-type="percentage">
            <text:p>80.50%</text:p>
          </table:table-cell>
          <table:table-cell office:value-type="percentage" office:value="0.8392" calcext:value-type="percentage">
            <text:p>83.92%</text:p>
          </table:table-cell>
          <table:table-cell table:number-columns-repeated="2" office:value-type="percentage" office:value="0.8825" calcext:value-type="percentage">
            <text:p>88.25%</text:p>
          </table:table-cell>
          <table:table-cell office:value-type="percentage" office:value="0.81195" calcext:value-type="percentage">
            <text:p>81.20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09466666667" calcext:value-type="percentage">
            <text:p>80.95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office:value-type="percentage" office:value="0.809566666667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42" calcext:value-type="percentage">
            <text:p>70.4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8616666667" calcext:value-type="percentage">
            <text:p>80.86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908" calcext:value-type="percentage">
            <text:p>89.08%</text:p>
          </table:table-cell>
          <table:table-cell office:value-type="percentage" office:value="0.81388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0133333333" calcext:value-type="percentage">
            <text:p>81.01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111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111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25" calcext:value-type="percentage">
            <text:p>70.25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75" calcext:value-type="percentage">
            <text:p>80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216666667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42" calcext:value-type="percentage">
            <text:p>70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8" calcext:value-type="percentage">
            <text:p>81.18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58" calcext:value-type="percentage">
            <text:p>88.58%</text:p>
          </table:table-cell>
          <table:table-cell office:value-type="percentage" office:value="0.8104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3616666667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090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0566666667" calcext:value-type="percentage">
            <text:p>81.06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office:value-type="percentage" office:value="0.812666666667" calcext:value-type="percentage">
            <text:p>81.27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1" calcext:value-type="float">
            <text:p>18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62.809" calcext:value-type="float">
            <text:p>1262.80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097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2" calcext:value-type="float">
            <text:p>18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634" calcext:value-type="float">
            <text:p>1271.634</text:p>
          </table:table-cell>
          <table:table-cell office:value-type="float" office:value="1273.105" calcext:value-type="float">
            <text:p>1273.1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3" calcext:value-type="float">
            <text:p>18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1267.971" calcext:value-type="float">
            <text:p>1267.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58" calcext:value-type="percentage">
            <text:p>80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331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4" calcext:value-type="float">
            <text:p>184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947" calcext:value-type="float">
            <text:p>1271.947</text:p>
          </table:table-cell>
          <table:table-cell office:value-type="float" office:value="1270.609" calcext:value-type="float">
            <text:p>1270.60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5" calcext:value-type="float">
            <text:p>18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0.665" calcext:value-type="float">
            <text:p>1270.665</text:p>
          </table:table-cell>
          <table:table-cell office:value-type="float" office:value="1273.621" calcext:value-type="float">
            <text:p>1273.62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6" calcext:value-type="float">
            <text:p>18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2.724" calcext:value-type="float">
            <text:p>1272.724</text:p>
          </table:table-cell>
          <table:table-cell office:value-type="float" office:value="1266.904" calcext:value-type="float">
            <text:p>1266.9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7" calcext:value-type="float">
            <text:p>18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046" calcext:value-type="float">
            <text:p>1269.046</text:p>
          </table:table-cell>
          <table:table-cell office:value-type="float" office:value="1269.462" calcext:value-type="float">
            <text:p>1269.46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42" calcext:value-type="percentage">
            <text:p>83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04866666667" calcext:value-type="percentage">
            <text:p>80.49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8" calcext:value-type="float">
            <text:p>188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1.309" calcext:value-type="float">
            <text:p>1271.309</text:p>
          </table:table-cell>
          <table:table-cell office:value-type="float" office:value="1266.392" calcext:value-type="float">
            <text:p>1266.39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9" calcext:value-type="float">
            <text:p>18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119" calcext:value-type="float">
            <text:p>1269.119</text:p>
          </table:table-cell>
          <table:table-cell office:value-type="float" office:value="1271.218" calcext:value-type="float">
            <text:p>1271.21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0" calcext:value-type="float">
            <text:p>19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742" calcext:value-type="float">
            <text:p>1270.742</text:p>
          </table:table-cell>
          <table:table-cell office:value-type="float" office:value="1269.725" calcext:value-type="float">
            <text:p>1269.72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1" calcext:value-type="float">
            <text:p>19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902" calcext:value-type="float">
            <text:p>1268.902</text:p>
          </table:table-cell>
          <table:table-cell office:value-type="float" office:value="1268.562" calcext:value-type="float">
            <text:p>1268.56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75" calcext:value-type="percentage">
            <text:p>83.75%</text:p>
          </table:table-cell>
          <table:table-cell table:number-columns-repeated="2" office:value-type="percentage" office:value="0.885" calcext:value-type="percentage">
            <text:p>88.50%</text:p>
          </table:table-cell>
          <table:table-cell office:value-type="percentage" office:value="0.809583333333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2" calcext:value-type="float">
            <text:p>19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346" calcext:value-type="float">
            <text:p>1270.346</text:p>
          </table:table-cell>
          <table:table-cell office:value-type="float" office:value="1270.769" calcext:value-type="float">
            <text:p>1270.76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3" calcext:value-type="float">
            <text:p>19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8.343" calcext:value-type="float">
            <text:p>1268.343</text:p>
          </table:table-cell>
          <table:table-cell office:value-type="float" office:value="1271.685" calcext:value-type="float">
            <text:p>1271.68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4" calcext:value-type="float">
            <text:p>19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7.749" calcext:value-type="float">
            <text:p>1267.749</text:p>
          </table:table-cell>
          <table:table-cell office:value-type="float" office:value="1272.695" calcext:value-type="float">
            <text:p>1272.6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5" calcext:value-type="float">
            <text:p>195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657" calcext:value-type="float">
            <text:p>1268.657</text:p>
          </table:table-cell>
          <table:table-cell office:value-type="float" office:value="1272.842" calcext:value-type="float">
            <text:p>1272.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097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6" calcext:value-type="float">
            <text:p>19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7.345" calcext:value-type="float">
            <text:p>1267.345</text:p>
          </table:table-cell>
          <table:table-cell office:value-type="float" office:value="1271.195" calcext:value-type="float">
            <text:p>1271.1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7" calcext:value-type="float">
            <text:p>19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778" calcext:value-type="float">
            <text:p>1266.778</text:p>
          </table:table-cell>
          <table:table-cell office:value-type="float" office:value="1273.928" calcext:value-type="float">
            <text:p>1273.9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8" calcext:value-type="float">
            <text:p>19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7.229" calcext:value-type="float">
            <text:p>1267.229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9" calcext:value-type="float">
            <text:p>199</text:p>
          </table:table-cell>
          <table:table-cell office:value-type="float" office:value="4848" calcext:value-type="float">
            <text:p>4848</text:p>
          </table:table-cell>
          <table:table-cell office:value-type="float" office:value="1267.997" calcext:value-type="float">
            <text:p>1267.997</text:p>
          </table:table-cell>
          <table:table-cell office:value-type="float" office:value="1270.139" calcext:value-type="float">
            <text:p>1270.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" calcext:value-type="percentage">
            <text:p>71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11666666667" calcext:value-type="percentage">
            <text:p>81.17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0" calcext:value-type="float">
            <text:p>20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5.062" calcext:value-type="float">
            <text:p>1265.062</text:p>
          </table:table-cell>
          <table:table-cell office:value-type="float" office:value="1269.266" calcext:value-type="float">
            <text:p>1269.266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1" calcext:value-type="float">
            <text:p>20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368" calcext:value-type="float">
            <text:p>1266.368</text:p>
          </table:table-cell>
          <table:table-cell office:value-type="float" office:value="1271.777" calcext:value-type="float">
            <text:p>1271.7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2" calcext:value-type="float">
            <text:p>20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1269.758" calcext:value-type="float">
            <text:p>1269.75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3" calcext:value-type="float">
            <text:p>20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2.662" calcext:value-type="float">
            <text:p>1262.662</text:p>
          </table:table-cell>
          <table:table-cell office:value-type="float" office:value="1268.259" calcext:value-type="float">
            <text:p>1268.25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308" calcext:value-type="percentage">
            <text:p>83.08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office:value-type="percentage" office:value="0.8090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4" calcext:value-type="float">
            <text:p>204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65.579" calcext:value-type="float">
            <text:p>1265.579</text:p>
          </table:table-cell>
          <table:table-cell office:value-type="float" office:value="1266.64" calcext:value-type="float">
            <text:p>1266.6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5" calcext:value-type="float">
            <text:p>205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6" calcext:value-type="float">
            <text:p>20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3.395" calcext:value-type="float">
            <text:p>1263.395</text:p>
          </table:table-cell>
          <table:table-cell office:value-type="float" office:value="1271.904" calcext:value-type="float">
            <text:p>1271.904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7" calcext:value-type="float">
            <text:p>20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966" calcext:value-type="float">
            <text:p>1261.966</text:p>
          </table:table-cell>
          <table:table-cell office:value-type="float" office:value="1268.041" calcext:value-type="float">
            <text:p>1268.04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08883333333" calcext:value-type="percentage">
            <text:p>80.89%</text:p>
          </table:table-cell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8" calcext:value-type="float">
            <text:p>20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2.173" calcext:value-type="float">
            <text:p>1262.173</text:p>
          </table:table-cell>
          <table:table-cell office:value-type="float" office:value="1266.828" calcext:value-type="float">
            <text:p>1266.82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9" calcext:value-type="float">
            <text:p>20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2.188" calcext:value-type="float">
            <text:p>1262.188</text:p>
          </table:table-cell>
          <table:table-cell office:value-type="float" office:value="1278.991" calcext:value-type="float">
            <text:p>1278.99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0" calcext:value-type="float">
            <text:p>21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109" calcext:value-type="float">
            <text:p>1261.109</text:p>
          </table:table-cell>
          <table:table-cell office:value-type="float" office:value="1267.108" calcext:value-type="float">
            <text:p>1267.1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1" calcext:value-type="float">
            <text:p>21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1.091" calcext:value-type="float">
            <text:p>1261.091</text:p>
          </table:table-cell>
          <table:table-cell office:value-type="float" office:value="1271.774" calcext:value-type="float">
            <text:p>1271.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097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516666667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335" calcext:value-type="percentage">
            <text:p>81.34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933333333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office:value-type="percentage" office:value="0.81195" calcext:value-type="percentage">
            <text:p>81.20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66666667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2783333333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0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114" calcext:value-type="percentage">
            <text:p>81.14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05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331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23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183333333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333333333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4433333333" calcext:value-type="percentage">
            <text:p>81.44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388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216666667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" calcext:value-type="percentage">
            <text:p>71.0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633333333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2933333333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2083333333" calcext:value-type="percentage">
            <text:p>81.21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1783333333" calcext:value-type="percentage">
            <text:p>81.18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10683333333" calcext:value-type="percentage">
            <text:p>81.07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666666667" calcext:value-type="percentage">
            <text:p>81.17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085" calcext:value-type="percentage">
            <text:p>81.09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75" calcext:value-type="percentage">
            <text:p>81.38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5" calcext:value-type="percentage">
            <text:p>81.25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07" calcext:value-type="percentage">
            <text:p>81.07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357" calcext:value-type="float">
            <text:p>1227.357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95" calcext:value-type="percentage">
            <text:p>81.20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4" calcext:value-type="float">
            <text:p>2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464" calcext:value-type="float">
            <text:p>1227.464</text:p>
          </table:table-cell>
          <table:table-cell office:value-type="float" office:value="1262.174" calcext:value-type="float">
            <text:p>1262.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466666667" calcext:value-type="percentage">
            <text:p>81.35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5" calcext:value-type="float">
            <text:p>215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06" calcext:value-type="float">
            <text:p>1227.206</text:p>
          </table:table-cell>
          <table:table-cell office:value-type="float" office:value="1262.465" calcext:value-type="float">
            <text:p>1262.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2633333333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6" calcext:value-type="float">
            <text:p>216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112" calcext:value-type="float">
            <text:p>1227.112</text:p>
          </table:table-cell>
          <table:table-cell office:value-type="float" office:value="1262.905" calcext:value-type="float">
            <text:p>1262.90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7" calcext:value-type="float">
            <text:p>21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242" calcext:value-type="float">
            <text:p>1227.242</text:p>
          </table:table-cell>
          <table:table-cell office:value-type="float" office:value="1262.671" calcext:value-type="float">
            <text:p>1262.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933333333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8" calcext:value-type="float">
            <text:p>21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13" calcext:value-type="float">
            <text:p>1227.213</text:p>
          </table:table-cell>
          <table:table-cell office:value-type="float" office:value="1263.728" calcext:value-type="float">
            <text:p>1263.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0983333333" calcext:value-type="percentage">
            <text:p>81.10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9" calcext:value-type="float">
            <text:p>21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143" calcext:value-type="float">
            <text:p>1227.143</text:p>
          </table:table-cell>
          <table:table-cell office:value-type="float" office:value="1261.696" calcext:value-type="float">
            <text:p>1261.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466666667" calcext:value-type="percentage">
            <text:p>81.35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0" calcext:value-type="float">
            <text:p>220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881" calcext:value-type="float">
            <text:p>1226.881</text:p>
          </table:table-cell>
          <table:table-cell office:value-type="float" office:value="1262.968" calcext:value-type="float">
            <text:p>1262.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2216666667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1" calcext:value-type="float">
            <text:p>221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641" calcext:value-type="float">
            <text:p>1226.641</text:p>
          </table:table-cell>
          <table:table-cell office:value-type="float" office:value="1263.684" calcext:value-type="float">
            <text:p>1263.68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35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2" calcext:value-type="float">
            <text:p>22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889" calcext:value-type="float">
            <text:p>1226.889</text:p>
          </table:table-cell>
          <table:table-cell office:value-type="float" office:value="1262.432" calcext:value-type="float">
            <text:p>1262.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2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3" calcext:value-type="float">
            <text:p>223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19" calcext:value-type="float">
            <text:p>1226.719</text:p>
          </table:table-cell>
          <table:table-cell office:value-type="float" office:value="1262.807" calcext:value-type="float">
            <text:p>1262.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111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4" calcext:value-type="float">
            <text:p>22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836" calcext:value-type="float">
            <text:p>1226.836</text:p>
          </table:table-cell>
          <table:table-cell office:value-type="float" office:value="1262.512" calcext:value-type="float">
            <text:p>1262.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66666667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5" calcext:value-type="float">
            <text:p>22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24" calcext:value-type="float">
            <text:p>1226.724</text:p>
          </table:table-cell>
          <table:table-cell office:value-type="float" office:value="1262.819" calcext:value-type="float">
            <text:p>1262.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666666667" calcext:value-type="percentage">
            <text:p>81.17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6" calcext:value-type="float">
            <text:p>22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599" calcext:value-type="float">
            <text:p>1226.599</text:p>
          </table:table-cell>
          <table:table-cell office:value-type="float" office:value="1263.175" calcext:value-type="float">
            <text:p>1263.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4016666667" calcext:value-type="percentage">
            <text:p>81.40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7" calcext:value-type="float">
            <text:p>227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727" calcext:value-type="float">
            <text:p>1226.727</text:p>
          </table:table-cell>
          <table:table-cell office:value-type="float" office:value="1263.09" calcext:value-type="float">
            <text:p>1263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866666667" calcext:value-type="percentage">
            <text:p>81.49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8" calcext:value-type="float">
            <text:p>22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195" calcext:value-type="float">
            <text:p>1226.195</text:p>
          </table:table-cell>
          <table:table-cell office:value-type="float" office:value="1264.044" calcext:value-type="float">
            <text:p>1264.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085" calcext:value-type="percentage">
            <text:p>81.09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343" calcext:value-type="float">
            <text:p>1226.343</text:p>
          </table:table-cell>
          <table:table-cell office:value-type="float" office:value="1263.555" calcext:value-type="float">
            <text:p>1263.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05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0" calcext:value-type="float">
            <text:p>23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111" calcext:value-type="float">
            <text:p>1226.111</text:p>
          </table:table-cell>
          <table:table-cell office:value-type="float" office:value="1261.994" calcext:value-type="float">
            <text:p>1261.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2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198" calcext:value-type="float">
            <text:p>1226.198</text:p>
          </table:table-cell>
          <table:table-cell office:value-type="float" office:value="1264.288" calcext:value-type="float">
            <text:p>1264.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2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2" calcext:value-type="float">
            <text:p>23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5.544" calcext:value-type="float">
            <text:p>1225.544</text:p>
          </table:table-cell>
          <table:table-cell office:value-type="float" office:value="1263.273" calcext:value-type="float">
            <text:p>1263.27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08" calcext:value-type="percentage">
            <text:p>72.0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016666667" calcext:value-type="percentage">
            <text:p>81.40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5.984" calcext:value-type="float">
            <text:p>1225.984</text:p>
          </table:table-cell>
          <table:table-cell office:value-type="float" office:value="1262.221" calcext:value-type="float">
            <text:p>1262.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766666667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4" calcext:value-type="float">
            <text:p>23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239" calcext:value-type="float">
            <text:p>1226.239</text:p>
          </table:table-cell>
          <table:table-cell office:value-type="float" office:value="1262.246" calcext:value-type="float">
            <text:p>1262.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933333333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09" calcext:value-type="float">
            <text:p>20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4.693" calcext:value-type="float">
            <text:p>1224.693</text:p>
          </table:table-cell>
          <table:table-cell office:value-type="float" office:value="1261.36" calcext:value-type="float">
            <text:p>1261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333333333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0" calcext:value-type="float">
            <text:p>21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789" calcext:value-type="float">
            <text:p>1224.789</text:p>
          </table:table-cell>
          <table:table-cell office:value-type="float" office:value="1261.139" calcext:value-type="float">
            <text:p>1261.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31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1" calcext:value-type="float">
            <text:p>211</text:p>
          </table:table-cell>
          <table:table-cell office:value-type="float" office:value="4837.8" calcext:value-type="float">
            <text:p>4837.8</text:p>
          </table:table-cell>
          <table:table-cell office:value-type="float" office:value="1224.784" calcext:value-type="float">
            <text:p>1224.784</text:p>
          </table:table-cell>
          <table:table-cell office:value-type="float" office:value="1260.896" calcext:value-type="float">
            <text:p>1260.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483333333" calcext:value-type="percentage">
            <text:p>81.35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778" calcext:value-type="float">
            <text:p>1224.778</text:p>
          </table:table-cell>
          <table:table-cell office:value-type="float" office:value="1261.145" calcext:value-type="float">
            <text:p>1261.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52" calcext:value-type="float">
            <text:p>1224.652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183333333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4" calcext:value-type="float">
            <text:p>21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5" calcext:value-type="float">
            <text:p>1224.615</text:p>
          </table:table-cell>
          <table:table-cell office:value-type="float" office:value="1261.204" calcext:value-type="float">
            <text:p>1261.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66666667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5" calcext:value-type="float">
            <text:p>21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7" calcext:value-type="float">
            <text:p>1224.507</text:p>
          </table:table-cell>
          <table:table-cell office:value-type="float" office:value="1260.967" calcext:value-type="float">
            <text:p>1260.96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6" calcext:value-type="float">
            <text:p>21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6" calcext:value-type="float">
            <text:p>1224.616</text:p>
          </table:table-cell>
          <table:table-cell office:value-type="float" office:value="1260.891" calcext:value-type="float">
            <text:p>1260.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16666667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7" calcext:value-type="float">
            <text:p>21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575" calcext:value-type="float">
            <text:p>1224.575</text:p>
          </table:table-cell>
          <table:table-cell office:value-type="float" office:value="1261.408" calcext:value-type="float">
            <text:p>1261.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35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8" calcext:value-type="float">
            <text:p>2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4.655" calcext:value-type="float">
            <text:p>1224.655</text:p>
          </table:table-cell>
          <table:table-cell office:value-type="float" office:value="1260.711" calcext:value-type="float">
            <text:p>1260.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16666667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9" calcext:value-type="float">
            <text:p>21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39" calcext:value-type="float">
            <text:p>1224.39</text:p>
          </table:table-cell>
          <table:table-cell office:value-type="float" office:value="1261.157" calcext:value-type="float">
            <text:p>1261.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733333333" calcext:value-type="percentage">
            <text:p>81.37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0" calcext:value-type="float">
            <text:p>220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9" calcext:value-type="float">
            <text:p>1224.359</text:p>
          </table:table-cell>
          <table:table-cell office:value-type="float" office:value="1261.069" calcext:value-type="float">
            <text:p>1261.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183333333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1" calcext:value-type="float">
            <text:p>221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5" calcext:value-type="float">
            <text:p>1224.355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35" calcext:value-type="percentage">
            <text:p>81.34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2" calcext:value-type="float">
            <text:p>22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17" calcext:value-type="float">
            <text:p>1224.517</text:p>
          </table:table-cell>
          <table:table-cell office:value-type="float" office:value="1261.457" calcext:value-type="float">
            <text:p>1261.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0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3" calcext:value-type="float">
            <text:p>22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02" calcext:value-type="float">
            <text:p>1224.502</text:p>
          </table:table-cell>
          <table:table-cell office:value-type="float" office:value="1261.079" calcext:value-type="float">
            <text:p>1261.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183333333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4" calcext:value-type="float">
            <text:p>22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327" calcext:value-type="float">
            <text:p>1224.327</text:p>
          </table:table-cell>
          <table:table-cell office:value-type="float" office:value="1261.385" calcext:value-type="float">
            <text:p>1261.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35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5" calcext:value-type="float">
            <text:p>225</text:p>
          </table:table-cell>
          <table:table-cell office:value-type="float" office:value="4838" calcext:value-type="float">
            <text:p>4838</text:p>
          </table:table-cell>
          <table:table-cell office:value-type="float" office:value="1224.469" calcext:value-type="float">
            <text:p>1224.469</text:p>
          </table:table-cell>
          <table:table-cell office:value-type="float" office:value="1261.375" calcext:value-type="float">
            <text:p>1261.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5" calcext:value-type="percentage">
            <text:p>81.27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6" calcext:value-type="float">
            <text:p>22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6" calcext:value-type="float">
            <text:p>1224.506</text:p>
          </table:table-cell>
          <table:table-cell office:value-type="float" office:value="1261.476" calcext:value-type="float">
            <text:p>1261.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05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7" calcext:value-type="float">
            <text:p>227</text:p>
          </table:table-cell>
          <table:table-cell office:value-type="float" office:value="4838" calcext:value-type="float">
            <text:p>4838</text:p>
          </table:table-cell>
          <table:table-cell office:value-type="float" office:value="1224.286" calcext:value-type="float">
            <text:p>1224.286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333333333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8" calcext:value-type="float">
            <text:p>228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385" calcext:value-type="float">
            <text:p>1224.385</text:p>
          </table:table-cell>
          <table:table-cell office:value-type="float" office:value="1261.539" calcext:value-type="float">
            <text:p>1261.5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05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88" calcext:value-type="float">
            <text:p>1224.388</text:p>
          </table:table-cell>
          <table:table-cell office:value-type="float" office:value="1261.42" calcext:value-type="float">
            <text:p>1261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16666667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0" calcext:value-type="float">
            <text:p>23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36" calcext:value-type="float">
            <text:p>1224.536</text:p>
          </table:table-cell>
          <table:table-cell office:value-type="float" office:value="1260.994" calcext:value-type="float">
            <text:p>1260.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194" calcext:value-type="float">
            <text:p>1224.194</text:p>
          </table:table-cell>
          <table:table-cell office:value-type="float" office:value="1261.26" calcext:value-type="float">
            <text:p>1261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16666667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2" calcext:value-type="float">
            <text:p>232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69" calcext:value-type="float">
            <text:p>1224.369</text:p>
          </table:table-cell>
          <table:table-cell office:value-type="float" office:value="1261.068" calcext:value-type="float">
            <text:p>1261.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88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2" calcext:value-type="float">
            <text:p>1224.32</text:p>
          </table:table-cell>
          <table:table-cell office:value-type="float" office:value="1261.124" calcext:value-type="float">
            <text:p>1261.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9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4" calcext:value-type="float">
            <text:p>23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042" calcext:value-type="float">
            <text:p>1224.042</text:p>
          </table:table-cell>
          <table:table-cell office:value-type="float" office:value="1261.319" calcext:value-type="float">
            <text:p>1261.31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933333333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75" calcext:value-type="percentage">
            <text:p>70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0416666667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75" calcext:value-type="percentage">
            <text:p>70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33333333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0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" calcext:value-type="percentage">
            <text:p>81.29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2633333333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015" calcext:value-type="percentage">
            <text:p>81.02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4316666667" calcext:value-type="percentage">
            <text:p>81.43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2766666667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1533333333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516666667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0266666667" calcext:value-type="percentage">
            <text:p>81.03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16666667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4166666667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2083333333" calcext:value-type="percentage">
            <text:p>81.21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7" calcext:value-type="float">
            <text:p>197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415" calcext:value-type="float">
            <text:p>1229.415</text:p>
          </table:table-cell>
          <table:table-cell office:value-type="float" office:value="1260.733" calcext:value-type="float">
            <text:p>1260.73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33" calcext:value-type="percentage">
            <text:p>72.3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598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583333333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4033333333" calcext:value-type="percentage">
            <text:p>81.40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2" calcext:value-type="percentage">
            <text:p>81.32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016666667" calcext:value-type="percentage">
            <text:p>81.40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33333333" calcext:value-type="percentage">
            <text:p>81.26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5" calcext:value-type="percentage">
            <text:p>81.27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33" calcext:value-type="percentage">
            <text:p>72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3" calcext:value-type="percentage">
            <text:p>81.43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75" calcext:value-type="percentage">
            <text:p>81.38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5266666667" calcext:value-type="percentage">
            <text:p>81.53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4433333333" calcext:value-type="percentage">
            <text:p>81.44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616666667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331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6" calcext:value-type="percentage">
            <text:p>81.36%</text:p>
          </table:table-cell>
        </table:table-row>
        <table:table-row table:style-name="ro1" table:number-rows-repeated="3"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2"/>
          <table:table-cell table:formula="of:=SUM([.C2:.C323])/(3600*24)" office:value-type="float" office:value="18.0503865740741" calcext:value-type="float">
            <text:p>18.0503865741</text:p>
          </table:table-cell>
          <table:table-cell table:number-columns-repeated="4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1:32:06.190579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6-24T11:36:55.121034134</dc:date>
    <meta:editing-duration>PT7M24S</meta:editing-duration>
    <meta:editing-cycles>5</meta:editing-cycles>
    <meta:document-statistic meta:table-count="1" meta:cell-count="3277" meta:object-count="0"/>
  </office:meta>
</office:document-meta>
</file>